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73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text-properties fo:font-size="24pt" fo:font-style="italic" style:font-size-asian="24pt" style:font-style-asian="italic" style:font-size-complex="24pt" style:font-style-complex="italic"/>
    </style:style>
    <style:style style:name="P3" style:family="paragraph">
      <style:paragraph-properties fo:text-align="start"/>
      <style:text-properties fo:color="#000099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paragraph-properties fo:text-align="start"/>
      <style:text-properties fo:font-size="24pt" style:font-size-asian="24pt" style:font-size-complex="24pt"/>
    </style:style>
    <style:style style:name="P6" style:family="paragraph">
      <style:text-properties fo:font-size="20pt"/>
    </style:style>
    <style:style style:name="P7" style:family="paragraph">
      <style:paragraph-properties fo:text-align="start"/>
      <style:text-properties fo:font-size="36pt" style:font-size-asian="36pt" style:font-size-complex="36pt"/>
    </style:style>
    <style:style style:name="P8" style:family="paragraph">
      <style:paragraph-properties fo:text-align="start"/>
      <style:text-properties fo:color="#000099" fo:font-style="normal" style:font-style-asian="normal" style:font-style-complex="normal"/>
    </style:style>
    <style:style style:name="T1" style:family="text">
      <style:text-properties fo:color="#000099" fo:font-weight="normal" style:font-weight-asian="normal" style:font-weight-complex="normal"/>
    </style:style>
    <style:style style:name="T2" style:family="text">
      <style:text-properties fo:color="#000099"/>
    </style:style>
    <style:style style:name="T3" style:family="text">
      <style:text-properties fo:color="#000099" fo:font-size="54pt" style:font-size-asian="54pt" style:font-size-complex="54pt"/>
    </style:style>
    <style:style style:name="T4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color="#000099" fo:font-weight="bold" style:font-weight-asian="bold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color="#000099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875cm" svg:x="1.27cm" svg:y="6.182cm" presentation:class="title" presentation:user-transformed="true">
          <draw:text-box>
            <text:p><text:span text:style-name="T1">GIỚI THIỆU GEM</text:span><text:span text:style-name="T2"><text:line-break/></text:span><text:span text:style-name="T3">DEVISE TOKEN AUTH</text:span> <text:s/></text:p>
          </draw:text-box>
        </draw:frame>
        <draw:frame presentation:style-name="pr1" draw:text-style-name="P2" draw:layer="layout" svg:width="25.199cm" svg:height="3.506cm" svg:x="1.27cm" svg:y="17.018cm" presentation:class="title" presentation:user-transformed="true">
          <draw:text-box>
            <text:p text:style-name="P1"><text:span text:style-name="T4">app demo:</text:span><text:span text:style-name="T5"> </text:span><text:span text:style-name="T5"><text:line-break/></text:span><text:span text:style-name="T5">https://github.com/dhienan/demo-rails-api-using-devise-auth-token</text:span></text:p>
          </draw:text-box>
        </draw:frame>
        <draw:frame presentation:style-name="pr1" draw:text-style-name="P2" draw:layer="layout" svg:width="25.199cm" svg:height="3.506cm" svg:x="1.253cm" svg:y="14.466cm" presentation:class="title" presentation:user-transformed="true">
          <draw:text-box>
            <text:p text:style-name="P1"><text:span text:style-name="T4">devise_token_auth gem:</text:span><text:span text:style-name="T5"><text:tab/></text:span><text:span text:style-name="T5">https://github.com/lynndylanhurley/devise_token_aut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735cm" svg:x="1.4cm" svg:y="0.837cm" presentation:class="title" presentation:user-transformed="true">
          <draw:text-box>
            <text:p text:style-name="P1"><text:span text:style-name="T2">* </text:span><text:span text:style-name="T6">Nội dung</text:span><text:span text:style-name="T2">: </text:span><text:span text:style-name="T2"><text:line-break/></text:span><text:span text:style-name="T2"/></text:p>
          </draw:text-box>
        </draw:frame>
        <draw:frame presentation:style-name="pr1" draw:layer="layout" svg:width="25.199cm" svg:height="3.506cm" svg:x="2.787cm" svg:y="3.091cm" presentation:class="title" presentation:user-transformed="true">
          <draw:text-box>
            <text:p text:style-name="P1">1/ Mục đích sử dụng <text:s/><text:line-break/></text:p>
          </draw:text-box>
        </draw:frame>
        <draw:frame presentation:style-name="pr1" draw:layer="layout" svg:width="25.199cm" svg:height="3.506cm" svg:x="2.801cm" svg:y="5.13cm" presentation:class="title" presentation:user-transformed="true">
          <draw:text-box>
            <text:p text:style-name="P1">2/ Cách cài đặt <text:s text:c="2"/><text:line-break/></text:p>
          </draw:text-box>
        </draw:frame>
        <draw:frame presentation:style-name="pr1" draw:layer="layout" svg:width="25.199cm" svg:height="3.506cm" svg:x="2.802cm" svg:y="7.112cm" presentation:class="title" presentation:user-transformed="true">
          <draw:text-box>
            <text:p text:style-name="P1">3/ Các hàm hỗ trợ <text:s/><text:line-break/></text:p>
          </draw:text-box>
        </draw:frame>
        <draw:frame presentation:style-name="pr1" draw:layer="layout" svg:width="25.199cm" svg:height="3.506cm" svg:x="2.803cm" svg:y="10.994cm" presentation:class="title" presentation:user-transformed="true">
          <draw:text-box>
            <text:p text:style-name="P1">5/ Một số điểm lưu ý <text:s text:c="2"/><text:line-break/></text:p>
          </draw:text-box>
        </draw:frame>
        <draw:frame presentation:style-name="pr1" draw:layer="layout" svg:width="25.199cm" svg:height="3.506cm" svg:x="2.795cm" svg:y="12.21cm" presentation:class="title" presentation:user-transformed="true">
          <draw:text-box>
            <text:p text:style-name="P1">6/ Hỏi đáp </text:p>
          </draw:text-box>
        </draw:frame>
        <draw:frame presentation:style-name="pr1" draw:layer="layout" svg:width="25.199cm" svg:height="3.506cm" svg:x="2.803cm" svg:y="8.912cm" presentation:class="title" presentation:user-transformed="true">
          <draw:text-box>
            <text:p text:style-name="P1">4/ Demo 1 api <text:s/>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735cm" svg:x="1.4cm" svg:y="0.837cm" presentation:class="title" presentation:user-transformed="true">
          <draw:text-box>
            <text:p text:style-name="P1"><text:span text:style-name="T2">* </text:span><text:span text:style-name="T6">Mục đích sử dụng gem</text:span><text:span text:style-name="T2">: </text:span><text:span text:style-name="T2"><text:line-break/></text:span><text:span text:style-name="T2"/></text:p>
          </draw:text-box>
        </draw:frame>
        <draw:frame presentation:style-name="pr1" draw:layer="layout" svg:width="25.199cm" svg:height="3.506cm" svg:x="2.787cm" svg:y="3.091cm" presentation:class="title" presentation:user-transformed="true">
          <draw:text-box>
            <text:p text:style-name="P1">1/ Devise <text:line-break/></text:p>
          </draw:text-box>
        </draw:frame>
        <draw:frame presentation:style-name="pr1" draw:layer="layout" svg:width="25.199cm" svg:height="3.506cm" svg:x="2.801cm" svg:y="5.13cm" presentation:class="title" presentation:user-transformed="true">
          <draw:text-box>
            <text:p text:style-name="P1">2/ Auth token cho API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735cm" svg:x="1.4cm" svg:y="0.837cm" presentation:class="title" presentation:user-transformed="true">
          <draw:text-box>
            <text:p text:style-name="P1"><text:span text:style-name="T2">* </text:span><text:span text:style-name="T6">Cách cài đặt</text:span><text:span text:style-name="T2">: </text:span><text:span text:style-name="T2"><text:line-break/></text:span><text:span text:style-name="T2"/></text:p>
          </draw:text-box>
        </draw:frame>
        <draw:frame presentation:style-name="pr1" draw:layer="layout" svg:width="25.199cm" svg:height="3.506cm" svg:x="2.801cm" svg:y="2.78cm" presentation:class="title" presentation:user-transformed="true">
          <draw:text-box>
            <text:p text:style-name="P1">1/ Add gem 'devise_token_auth' <text:line-break/></text:p>
          </draw:text-box>
        </draw:frame>
        <draw:frame presentation:style-name="pr1" draw:layer="layout" svg:width="25.199cm" svg:height="3.506cm" svg:x="2.794cm" svg:y="4.766cm" presentation:class="title" presentation:user-transformed="true">
          <draw:text-box>
            <text:p text:style-name="P1">2/ <text:span text:style-name="T7">rails g devise_token_auth:install [USER_CLASS] [MOUNT_PATH]</text:span> <text:line-break/></text:p>
          </draw:text-box>
        </draw:frame>
        <draw:frame presentation:style-name="pr1" draw:layer="layout" svg:width="25.199cm" svg:height="3.506cm" svg:x="4.219cm" svg:y="6.702cm" presentation:class="title" presentation:user-transformed="true">
          <draw:text-box>
            <text:p text:style-name="P1"><text:span text:style-name="T7"><text:s/></text:span><text:span text:style-name="T7">Ví dụ: rails g devise_token_auth:install User auth</text:span> <text:line-break/></text:p>
          </draw:text-box>
        </draw:frame>
        <draw:frame presentation:style-name="pr1" draw:layer="layout" svg:width="25.199cm" svg:height="7.821cm" svg:x="4.22cm" svg:y="8.829cm" presentation:class="title" presentation:user-transformed="true">
          <draw:text-box>
            <text:p text:style-name="P1"><text:span text:style-name="T7">* config/initializers/devise_token_auth.rb</text:span><text:span text:style-name="T7"><text:line-break/></text:span><text:span text:style-name="T7"><text:line-break/></text:span><text:span text:style-name="T7">* db/migrate/20150903160822_devise_token_auth_create_users.rb</text:span><text:span text:style-name="T7"><text:line-break/></text:span><text:span text:style-name="T7"><text:line-break/></text:span><text:span text:style-name="T7">* app/models/user.rb</text:span><text:span text:style-name="T7"><text:line-break/></text:span><text:span text:style-name="T7">* Insert mount_devise_token_auth_for 'User', at: 'auth' to routes.rb</text:span> <text:line-break/></text:p>
          </draw:text-box>
        </draw:frame>
        <draw:frame presentation:style-name="pr1" draw:text-style-name="P4" draw:layer="layout" svg:width="25.199cm" svg:height="3.506cm" svg:x="2.794cm" svg:y="15.798cm" presentation:class="title" presentation:user-transformed="true">
          <draw:text-box>
            <text:p text:style-name="P1"><text:span text:style-name="T8">3/ rake db:migrate </text:span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735cm" svg:x="1.4cm" svg:y="0.837cm" presentation:class="title" presentation:user-transformed="true">
          <draw:text-box>
            <text:p text:style-name="P1"><text:span text:style-name="T2">* </text:span><text:span text:style-name="T6">Các hàm hỗ trợ</text:span><text:span text:style-name="T2">: </text:span><text:span text:style-name="T2"><text:line-break/></text:span><text:span text:style-name="T2"/></text:p>
          </draw:text-box>
        </draw:frame>
        <draw:frame presentation:style-name="pr3" draw:text-style-name="P5" draw:layer="layout" svg:width="25.199cm" svg:height="3.735cm" svg:x="2.488cm" svg:y="3.123cm" presentation:class="title" presentation:user-transformed="true">
          <draw:text-box>
            <text:p text:style-name="P1"><text:span text:style-name="T9"><text:a xlink:href="https://github.com/lynndylanhurley/devise_token_auth#usage-tldr" xlink:type="simple">https://github.com/lynndylanhurley/devise_token_auth#usage-tldr</text:a></text:span><text:span text:style-name="T9"><text:line-break/></text:span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735cm" svg:x="1.401cm" svg:y="0.61cm" presentation:class="title" presentation:user-transformed="true">
          <draw:text-box>
            <text:p text:style-name="P1"><text:span text:style-name="T2">* </text:span><text:span text:style-name="T6">Demo 1 api</text:span><text:span text:style-name="T2">: </text:span><text:span text:style-name="T2"><text:line-break/></text:span><text:span text:style-name="T2"/></text:p>
          </draw:text-box>
        </draw:frame>
        <draw:frame presentation:style-name="pr3" draw:text-style-name="P1" draw:layer="layout" svg:width="25.199cm" svg:height="3.735cm" svg:x="2.487cm" svg:y="2.463cm" presentation:class="title" presentation:user-transformed="true">
          <draw:text-box>
            <text:p text:style-name="P1">1/ Helper của devise: <text:line-break/></text:p>
          </draw:text-box>
        </draw:frame>
        <draw:frame presentation:style-name="pr3" draw:text-style-name="P1" draw:layer="layout" svg:width="25.199cm" svg:height="3.735cm" svg:x="2.488cm" svg:y="4.52cm" presentation:class="title" presentation:user-transformed="true">
          <draw:text-box>
            <text:p text:style-name="P1">2/ Cơ chế hoạt động: <text:line-break/></text:p>
          </draw:text-box>
        </draw:frame>
        <draw:frame presentation:style-name="pr3" draw:text-style-name="P1" draw:layer="layout" svg:width="25.199cm" svg:height="3.735cm" svg:x="3.249cm" svg:y="6.273cm" presentation:class="title" presentation:user-transformed="true">
          <draw:text-box>
            <text:p text:style-name="P1">a/ Access-Token: <text:line-break/></text:p>
          </draw:text-box>
        </draw:frame>
        <draw:frame presentation:style-name="pr3" draw:text-style-name="P1" draw:layer="layout" svg:width="25.199cm" svg:height="3.735cm" svg:x="3.302cm" svg:y="8.23cm" presentation:class="title" presentation:user-transformed="true">
          <draw:text-box>
            <text:p text:style-name="P1">b/ Client: <text:line-break/></text:p>
          </draw:text-box>
        </draw:frame>
        <draw:frame presentation:style-name="pr3" draw:text-style-name="P1" draw:layer="layout" svg:width="25.199cm" svg:height="3.735cm" svg:x="3.303cm" svg:y="9.829cm" presentation:class="title" presentation:user-transformed="true">
          <draw:text-box>
            <text:p text:style-name="P1">c/ Uid: 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735cm" svg:x="1.4cm" svg:y="0.837cm" presentation:class="title" presentation:user-transformed="true">
          <draw:text-box>
            <text:p text:style-name="P1"><text:span text:style-name="T2">* </text:span><text:span text:style-name="T6">Một số điểm lưu ý</text:span><text:span text:style-name="T2">: </text:span><text:span text:style-name="T2"><text:line-break/></text:span><text:span text:style-name="T2"/></text:p>
          </draw:text-box>
        </draw:frame>
        <draw:frame presentation:style-name="pr3" draw:text-style-name="P1" draw:layer="layout" svg:width="25.199cm" svg:height="3.735cm" svg:x="2.286cm" svg:y="2.868cm" presentation:class="title" presentation:user-transformed="true">
          <draw:text-box>
            <text:p text:style-name="P1"><text:span text:style-name="T10">1/</text:span> <text:span text:style-name="T10">Để sử dụng được các helper của devise</text:span><text:line-break/></text:p>
          </draw:text-box>
        </draw:frame>
        <draw:frame presentation:style-name="pr3" draw:text-style-name="P1" draw:layer="layout" svg:width="25.199cm" svg:height="3.735cm" svg:x="2.287cm" svg:y="4.001cm" presentation:class="title" presentation:user-transformed="true">
          <draw:text-box>
            <text:p text:style-name="P1"><text:span text:style-name="T10">2/</text:span> <text:span text:style-name="T10">Việc thay đổi token sau mỗi request </text:span></text:p>
          </draw:text-box>
        </draw:frame>
        <draw:frame presentation:style-name="pr3" draw:text-style-name="P7" draw:layer="layout" svg:width="25.199cm" svg:height="4.267cm" svg:x="2.288cm" svg:y="7.122cm" presentation:class="title" presentation:user-transformed="true">
          <draw:text-box>
            <text:p text:style-name="P1"><text:span text:style-name="T10">3/ Khi có <text:s/>phiên đăng nhập mới thì phiên đăng nhập cũ vẫn được giữ lại đến khi hết hạn thì nó xóa tự độ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735cm" svg:x="1.4cm" svg:y="0.837cm" presentation:class="title" presentation:user-transformed="true">
          <draw:text-box>
            <text:p text:style-name="P1"><text:span text:style-name="T2">* </text:span><text:span text:style-name="T6">Hỏi đáp</text:span><text:span text:style-name="T2"> 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35cm" svg:x="2.233cm" svg:y="8.203cm" presentation:class="title" presentation:user-transformed="true">
          <draw:text-box>
            <text:p text:style-name="P1"><text:span text:style-name="T11">Cảm ơn mọi người đã lắng nghe !</text:span><text:span text:style-name="T11"><text:line-break/></text:span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 </meta:initial-creator>
    <meta:creation-date>2015-09-03T21:47:47.182621231</meta:creation-date>
    <dc:date>2015-09-04T00:26:30.781149421</dc:date>
    <dc:creator>an </dc:creator>
    <meta:editing-duration>PT25M49S</meta:editing-duration>
    <meta:editing-cycles>7</meta:editing-cycles>
    <meta:generator>LibreOffice/4.2.8.2$Linux_X86_64 LibreOffice_project/420m0$Build-2</meta:generator>
    <meta:document-statistic meta:object-count="72"/>
  </office:meta>
</office:document-meta>
</file>